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standard">
      <style:graphic-properties draw:stroke="none" draw:fill="none" fo:min-height="0.629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0.8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text-properties fo:font-size="16pt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8.002cm" svg:height="1.044cm" draw:transform="rotate (-0.00645771823237886) translate (1.97774836977239cm 1.97200613031187cm)" svg:viewBox="0 0 8003 1045" draw:points="0,1045 2010,1045 2003,13 6038,0 6032,1032 8003,1006">
          <text:p/>
        </draw:polyline>
        <draw:polyline draw:style-name="gr1" draw:text-style-name="P1" draw:layer="layout" svg:width="7.951cm" svg:height="1.097cm" draw:transform="rotate (-0.00645771823237886) translate (2.01192603014093cm 3.92749519029614cm)" svg:viewBox="0 0 7952 1098" draw:points="0,1073 2006,1073 1999,57 2430,54 2409,1098 5988,1047 5995,17 6427,0 6406,1044 7952,1034">
          <text:p/>
        </draw:polyline>
        <draw:frame draw:style-name="gr2" draw:text-style-name="P2" draw:layer="layout" svg:width="1.281cm" svg:height="0.879cm" svg:x="1.712cm" svg:y="2.067cm">
          <draw:text-box>
            <text:p><text:span text:style-name="T1">o[t]</text:span></text:p>
          </draw:text-box>
        </draw:frame>
        <draw:frame draw:style-name="gr3" draw:text-style-name="P3" draw:layer="layout" svg:width="1.95cm" svg:height="1.1cm" svg:x="1.782cm" svg:y="3.969cm">
          <draw:text-box>
            <text:p><text:span text:style-name="T1">i[t]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16:44:44.883680399</meta:creation-date>
    <dc:date>2026-02-18T17:32:02.823305343</dc:date>
    <meta:editing-duration>PT18M17S</meta:editing-duration>
    <meta:editing-cycles>5</meta:editing-cycles>
    <meta:generator>LibreOffice/24.2.7.2$Linux_X86_64 LibreOffice_project/420$Build-2</meta:generator>
    <meta:document-statistic meta:object-count="4"/>
  </office:meta>
</office:document-meta>
</file>